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1" svg:font-family="'Noto Sans'" style:font-family-generic="swiss"/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fo:font-weight="bold" officeooo:rsid="00128075" officeooo:paragraph-rsid="00128075" style:font-size-asian="10.5pt" style:font-weight-asian="bold" style:font-size-complex="12pt" style:font-weight-complex="bold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bold" officeooo:rsid="003e2abb" officeooo:paragraph-rsid="003e2abb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normal" officeooo:rsid="00128075" officeooo:paragraph-rsid="00128075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normal" officeooo:rsid="00128075" officeooo:paragraph-rsid="003658e8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solid" style:text-underline-width="auto" style:text-underline-color="font-color" fo:font-weight="normal" officeooo:rsid="001e6b7c" officeooo:paragraph-rsid="001e6b7c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normal" officeooo:rsid="002012e4" officeooo:paragraph-rsid="002012e4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normal" officeooo:rsid="00161bc4" officeooo:paragraph-rsid="00161bc4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solid" style:text-underline-width="auto" style:text-underline-color="font-color" fo:font-weight="normal" officeooo:rsid="003e2abb" officeooo:paragraph-rsid="003e2abb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solid" style:text-underline-width="auto" style:text-underline-color="font-color" fo:font-weight="normal" officeooo:rsid="00845352" officeooo:paragraph-rsid="00845352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solid" style:text-underline-width="auto" style:text-underline-color="font-color" fo:font-weight="normal" officeooo:rsid="0085e171" officeooo:paragraph-rsid="0085e171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solid" style:text-underline-width="auto" style:text-underline-color="font-color" fo:font-weight="normal" officeooo:rsid="008fc9bd" officeooo:paragraph-rsid="008fc9bd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solid" style:text-underline-width="auto" style:text-underline-color="font-color" fo:font-weight="normal" officeooo:rsid="0092947d" officeooo:paragraph-rsid="0092947d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solid" style:text-underline-width="auto" style:text-underline-color="font-color" fo:font-weight="normal" officeooo:rsid="00970d03" officeooo:paragraph-rsid="00970d03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solid" style:text-underline-width="auto" style:text-underline-color="font-color" fo:font-weight="normal" officeooo:rsid="00a0d0ce" officeooo:paragraph-rsid="00a0d0ce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solid" style:text-underline-width="auto" style:text-underline-color="font-color" fo:font-weight="normal" officeooo:rsid="00a0fca7" officeooo:paragraph-rsid="00a0fca7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none" fo:font-weight="normal" officeooo:rsid="001346a0" officeooo:paragraph-rsid="001346a0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none" fo:font-weight="normal" officeooo:rsid="001720c8" officeooo:paragraph-rsid="00161bc4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1720c8" officeooo:paragraph-rsid="001720c8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normal" officeooo:rsid="00161bc4" officeooo:paragraph-rsid="00146f3c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style:text-underline-style="none" fo:font-weight="normal" officeooo:rsid="00146f3c" officeooo:paragraph-rsid="00146f3c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none" fo:font-weight="normal" officeooo:rsid="001bd5dd" officeooo:paragraph-rsid="001bd5dd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style:text-underline-style="none" fo:font-weight="normal" officeooo:rsid="001e6b7c" officeooo:paragraph-rsid="001e6b7c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style:text-underline-style="none" fo:font-weight="normal" officeooo:rsid="002273b7" officeooo:paragraph-rsid="002273b7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style:text-underline-style="none" fo:font-weight="normal" officeooo:rsid="0036a513" officeooo:paragraph-rsid="0036a513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style:text-underline-style="none" fo:font-weight="normal" officeooo:rsid="0037a03e" officeooo:paragraph-rsid="0037a03e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style:text-underline-style="none" fo:font-weight="normal" officeooo:rsid="0034643f" officeooo:paragraph-rsid="0034643f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style:text-underline-style="none" fo:font-weight="normal" officeooo:rsid="0034a155" officeooo:paragraph-rsid="0034a155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style:text-underline-style="none" fo:font-weight="normal" officeooo:rsid="003658e8" officeooo:paragraph-rsid="003658e8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style:text-underline-style="none" fo:font-weight="normal" officeooo:rsid="002f4ac0" officeooo:paragraph-rsid="002f4ac0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style:text-underline-style="none" fo:font-weight="normal" officeooo:rsid="0030e3f0" officeooo:paragraph-rsid="0030e3f0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style:text-underline-style="none" fo:font-weight="normal" officeooo:rsid="003a30cd" officeooo:paragraph-rsid="0053cb8b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style:text-underline-style="none" fo:font-weight="normal" officeooo:rsid="003bec7f" officeooo:paragraph-rsid="0053cb8b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style:text-underline-style="none" fo:font-weight="normal" officeooo:rsid="003cda69" officeooo:paragraph-rsid="0053cb8b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style:text-underline-style="none" fo:font-weight="normal" officeooo:rsid="0042d6ba" officeooo:paragraph-rsid="0053cb8b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style:text-underline-style="none" fo:font-weight="normal" officeooo:rsid="00489c72" officeooo:paragraph-rsid="0053cb8b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style:text-underline-style="none" fo:font-weight="normal" officeooo:rsid="0065cc77" officeooo:paragraph-rsid="0065cc77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style:text-underline-style="none" fo:font-weight="normal" officeooo:rsid="0066dee3" officeooo:paragraph-rsid="0066dee3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style:text-underline-style="none" fo:font-weight="normal" officeooo:rsid="006816ea" officeooo:paragraph-rsid="00696ddd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style:text-underline-style="none" fo:font-weight="normal" officeooo:rsid="006816ea" officeooo:paragraph-rsid="006b523c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style:text-underline-style="none" fo:font-weight="normal" officeooo:rsid="006d8976" officeooo:paragraph-rsid="006d8976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style:text-underline-style="none" fo:font-weight="normal" officeooo:rsid="00706607" officeooo:paragraph-rsid="00706607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style:text-underline-style="none" fo:font-weight="normal" officeooo:rsid="00708fd0" officeooo:paragraph-rsid="00708fd0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style:text-underline-style="none" fo:font-weight="normal" officeooo:rsid="0070ea11" officeooo:paragraph-rsid="0070ea11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style:text-underline-style="none" fo:font-weight="normal" officeooo:rsid="00769068" officeooo:paragraph-rsid="00769068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style:text-underline-style="none" fo:font-weight="normal" officeooo:rsid="00796f59" officeooo:paragraph-rsid="00796f59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style:text-underline-style="none" fo:font-weight="normal" officeooo:rsid="007ae4c4" officeooo:paragraph-rsid="007ae4c4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style:text-underline-style="none" fo:font-weight="normal" officeooo:rsid="007cd4b8" officeooo:paragraph-rsid="007cd4b8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style:text-underline-style="none" fo:font-weight="normal" officeooo:rsid="007f9eb6" officeooo:paragraph-rsid="007f9eb6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style:text-underline-style="none" fo:font-weight="normal" officeooo:rsid="00819948" officeooo:paragraph-rsid="00819948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style:text-underline-style="none" fo:font-weight="normal" officeooo:rsid="008915e2" officeooo:paragraph-rsid="008915e2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style:text-underline-style="none" fo:font-weight="normal" officeooo:rsid="008a406d" officeooo:paragraph-rsid="008a406d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style:text-underline-style="none" fo:font-weight="normal" officeooo:rsid="008b0dc9" officeooo:paragraph-rsid="008b0dc9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style:text-underline-style="none" fo:font-weight="normal" officeooo:rsid="008d1908" officeooo:paragraph-rsid="008d1908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style:text-underline-style="none" fo:font-weight="normal" officeooo:rsid="00845352" officeooo:paragraph-rsid="00845352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style:text-underline-style="none" fo:font-weight="normal" officeooo:rsid="0085e171" officeooo:paragraph-rsid="0085e171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style:text-underline-style="none" fo:font-weight="normal" officeooo:rsid="008fc9bd" officeooo:paragraph-rsid="008fc9bd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style:text-underline-style="none" fo:font-weight="normal" officeooo:rsid="00970d03" officeooo:paragraph-rsid="00970d03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style:text-underline-style="none" fo:font-weight="normal" officeooo:rsid="0098c559" officeooo:paragraph-rsid="0098c559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style:text-underline-style="none" fo:font-weight="normal" officeooo:rsid="009a8f39" officeooo:paragraph-rsid="009a8f39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style:text-underline-style="none" fo:font-weight="normal" officeooo:rsid="009bc14e" officeooo:paragraph-rsid="009bc14e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style:text-underline-style="none" fo:font-weight="normal" officeooo:rsid="009daded" officeooo:paragraph-rsid="009daded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font-size="12pt" style:text-underline-style="none" fo:font-weight="normal" officeooo:rsid="009ffa81" officeooo:paragraph-rsid="009ffa81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style:text-underline-style="none" fo:font-weight="normal" officeooo:rsid="00a00a47" officeooo:paragraph-rsid="00a00a47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style:text-underline-style="none" fo:font-weight="normal" officeooo:rsid="00a0d0ce" officeooo:paragraph-rsid="00a0d0ce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size="12pt" style:text-underline-style="none" fo:font-weight="normal" officeooo:rsid="00a0fca7" officeooo:paragraph-rsid="00a0d0ce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style:text-underline-style="none" fo:font-weight="normal" officeooo:rsid="00a0fca7" officeooo:paragraph-rsid="00a0fca7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style:text-underline-style="none" fo:font-weight="normal" officeooo:rsid="00a227d9" officeooo:paragraph-rsid="00a227d9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style:text-underline-style="none" fo:font-weight="normal" officeooo:rsid="00a4da7d" officeooo:paragraph-rsid="00a4da7d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font-size="12pt" style:text-underline-style="none" fo:font-weight="normal" officeooo:rsid="00a63566" officeooo:paragraph-rsid="00a63566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font-size="12pt" style:text-underline-style="none" fo:font-weight="normal" officeooo:rsid="00a92745" officeooo:paragraph-rsid="00a92745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font-size="12pt" style:text-underline-style="none" fo:font-weight="bold" officeooo:rsid="008c17f7" officeooo:paragraph-rsid="008c17f7" style:font-size-asian="10.5pt" style:font-weight-asian="bold" style:font-size-complex="12pt" style:font-weight-complex="bold"/>
    </style:style>
    <style:style style:name="P72" style:family="paragraph" style:parent-style-name="Standard">
      <style:text-properties fo:font-variant="normal" fo:text-transform="none" fo:color="#3c3c3c" style:font-name="Calibri" fo:font-size="12pt" fo:letter-spacing="normal" fo:language="en" fo:country="US" style:text-underline-style="none" fo:font-weight="normal" officeooo:rsid="0019d2da" officeooo:paragraph-rsid="0019d2da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73" style:family="paragraph" style:parent-style-name="Standard">
      <style:text-properties fo:font-variant="normal" fo:text-transform="none" fo:color="#3c3c3c" style:font-name="Calibri" fo:font-size="12pt" fo:letter-spacing="normal" fo:language="en" fo:country="US" style:text-underline-style="none" fo:font-weight="normal" officeooo:rsid="0019d2da" officeooo:paragraph-rsid="0021d7c5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74" style:family="paragraph" style:parent-style-name="Standard">
      <style:text-properties fo:font-variant="normal" fo:text-transform="none" fo:color="#3c3c3c" style:font-name="Calibri" fo:font-size="12pt" fo:letter-spacing="normal" fo:language="en" fo:country="US" style:text-underline-style="none" fo:font-weight="normal" officeooo:rsid="0022063b" officeooo:paragraph-rsid="0022063b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75" style:family="paragraph" style:parent-style-name="Standard">
      <style:text-properties fo:font-variant="normal" fo:text-transform="none" fo:color="#3c3c3c" style:font-name="Calibri" fo:font-size="12pt" fo:letter-spacing="normal" fo:language="en" fo:country="US" fo:font-style="normal" style:text-underline-style="none" fo:font-weight="normal" officeooo:rsid="0019d2da" officeooo:paragraph-rsid="0019d2da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76" style:family="paragraph" style:parent-style-name="Standard">
      <style:text-properties fo:font-variant="normal" fo:text-transform="none" fo:color="#3c3c3c" style:font-name="Calibri" fo:font-size="12pt" fo:letter-spacing="normal" fo:language="en" fo:country="US" fo:font-style="normal" style:text-underline-style="none" fo:font-weight="normal" officeooo:rsid="001e6b7c" officeooo:paragraph-rsid="001e6b7c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77" style:family="paragraph" style:parent-style-name="Standard">
      <style:text-properties fo:font-variant="normal" fo:text-transform="none" fo:color="#3c3c3c" style:font-name="Calibri" fo:font-size="12pt" fo:letter-spacing="normal" fo:language="en" fo:country="US" fo:font-style="normal" style:text-underline-style="none" fo:font-weight="normal" officeooo:rsid="002012e4" officeooo:paragraph-rsid="002012e4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78" style:family="paragraph" style:parent-style-name="Standard">
      <style:text-properties fo:font-variant="normal" fo:text-transform="none" fo:color="#3c3c3c" fo:font-size="12pt" fo:letter-spacing="normal" style:text-underline-style="none" fo:font-weight="normal" officeooo:rsid="0019d2da" officeooo:paragraph-rsid="0019d2da" style:font-size-asian="10.5pt" style:font-weight-asian="normal" style:font-size-complex="12pt" style:font-weight-complex="normal"/>
    </style:style>
    <style:style style:name="P79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273b7" officeooo:paragraph-rsid="002273b7" style:font-size-asian="10.5pt" style:font-weight-asian="normal" style:font-size-complex="12pt" style:font-weight-complex="normal"/>
    </style:style>
    <style:style style:name="P80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90dcd" officeooo:paragraph-rsid="00290dcd" style:font-size-asian="10.5pt" style:font-weight-asian="normal" style:font-size-complex="12pt" style:font-weight-complex="normal"/>
    </style:style>
    <style:style style:name="P81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9f783" officeooo:paragraph-rsid="0029f783" style:font-size-asian="10.5pt" style:font-weight-asian="normal" style:font-size-complex="12pt" style:font-weight-complex="normal"/>
    </style:style>
    <style:style style:name="P82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b68d7" officeooo:paragraph-rsid="002b68d7" style:font-size-asian="10.5pt" style:font-weight-asian="normal" style:font-size-complex="12pt" style:font-weight-complex="normal"/>
    </style:style>
    <style:style style:name="P83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b526c" officeooo:paragraph-rsid="002b526c" style:font-size-asian="10.5pt" style:font-weight-asian="normal" style:font-size-complex="12pt" style:font-weight-complex="normal"/>
    </style:style>
    <style:style style:name="P84" style:family="paragraph" style:parent-style-name="Standard">
      <style:text-properties fo:font-variant="normal" fo:text-transform="none" fo:color="#202124" style:text-position="0% 100%" fo:font-size="10.5pt" fo:letter-spacing="normal" style:text-underline-style="none" fo:font-weight="normal" officeooo:rsid="002b68d7" officeooo:paragraph-rsid="002b68d7" style:font-size-asian="10.5pt" style:font-weight-asian="normal" style:font-size-complex="10.5pt" style:font-weight-complex="normal"/>
    </style:style>
    <style:style style:name="P85" style:family="paragraph" style:parent-style-name="Standard">
      <style:text-properties fo:font-variant="normal" fo:text-transform="none" fo:color="#202124" style:text-position="0% 100%" fo:font-size="12pt" fo:letter-spacing="normal" style:text-underline-style="none" fo:font-weight="normal" officeooo:rsid="0032662b" officeooo:paragraph-rsid="0032662b" style:font-size-asian="10.5pt" style:font-weight-asian="normal" style:font-size-complex="12pt" style:font-weight-complex="normal"/>
    </style:style>
    <style:style style:name="P86" style:family="paragraph" style:parent-style-name="Standard">
      <style:text-properties style:text-position="0% 100%" fo:font-size="12pt" style:text-underline-style="none" fo:font-weight="normal" officeooo:rsid="003f8282" officeooo:paragraph-rsid="0053cb8b" style:font-size-asian="10.5pt" style:font-weight-asian="normal" style:font-size-complex="12pt" style:font-weight-complex="normal"/>
    </style:style>
    <style:style style:name="P87" style:family="paragraph" style:parent-style-name="Standard">
      <style:text-properties style:text-position="0% 100%" fo:font-size="12pt" style:text-underline-style="none" fo:font-weight="normal" officeooo:rsid="00426242" officeooo:paragraph-rsid="0053cb8b" style:font-size-asian="10.5pt" style:font-weight-asian="normal" style:font-size-complex="12pt" style:font-weight-complex="normal"/>
    </style:style>
    <style:style style:name="P88" style:family="paragraph" style:parent-style-name="Standard">
      <style:text-properties style:text-position="0% 100%" fo:font-size="12pt" style:text-underline-style="none" fo:font-weight="normal" officeooo:rsid="0044527a" officeooo:paragraph-rsid="0053cb8b" style:font-size-asian="10.5pt" style:font-weight-asian="normal" style:font-size-complex="12pt" style:font-weight-complex="normal"/>
    </style:style>
    <style:style style:name="P89" style:family="paragraph" style:parent-style-name="Standard">
      <style:text-properties style:text-position="0% 100%" fo:font-size="12pt" style:text-underline-style="none" fo:font-weight="normal" officeooo:rsid="004de268" officeooo:paragraph-rsid="0053cb8b" style:font-size-asian="10.5pt" style:font-weight-asian="normal" style:font-size-complex="12pt" style:font-weight-complex="normal"/>
    </style:style>
    <style:style style:name="P90" style:family="paragraph" style:parent-style-name="Standard">
      <style:text-properties style:text-position="0% 100%" fo:font-size="12pt" style:text-underline-style="none" fo:font-weight="normal" officeooo:rsid="0052d008" officeooo:paragraph-rsid="003a30cd" style:font-size-asian="10.5pt" style:font-weight-asian="normal" style:font-size-complex="12pt" style:font-weight-complex="normal"/>
    </style:style>
    <style:style style:name="P91" style:family="paragraph" style:parent-style-name="Standard">
      <style:text-properties style:text-position="0% 100%" fo:font-size="12pt" style:text-underline-style="none" fo:font-weight="normal" officeooo:rsid="0052d008" officeooo:paragraph-rsid="0053cb8b" style:font-size-asian="10.5pt" style:font-weight-asian="normal" style:font-size-complex="12pt" style:font-weight-complex="normal"/>
    </style:style>
    <style:style style:name="P92" style:family="paragraph" style:parent-style-name="Standard">
      <style:text-properties style:text-position="0% 100%" fo:font-size="12pt" style:text-underline-style="none" fo:font-weight="normal" officeooo:rsid="005572d3" officeooo:paragraph-rsid="00634aaf" style:font-size-asian="10.5pt" style:font-weight-asian="normal" style:font-size-complex="12pt" style:font-weight-complex="normal"/>
    </style:style>
    <style:style style:name="P93" style:family="paragraph" style:parent-style-name="Standard">
      <style:text-properties style:text-position="0% 100%" fo:font-size="12pt" style:text-underline-style="none" fo:font-weight="normal" officeooo:rsid="0056407f" officeooo:paragraph-rsid="00634aaf" style:font-size-asian="10.5pt" style:font-weight-asian="normal" style:font-size-complex="12pt" style:font-weight-complex="normal"/>
    </style:style>
    <style:style style:name="P94" style:family="paragraph" style:parent-style-name="Standard">
      <style:text-properties style:text-position="0% 100%" fo:font-size="12pt" style:text-underline-style="none" fo:font-weight="normal" officeooo:rsid="0058138e" officeooo:paragraph-rsid="00634aaf" style:font-size-asian="10.5pt" style:font-weight-asian="normal" style:font-size-complex="12pt" style:font-weight-complex="normal"/>
    </style:style>
    <style:style style:name="P95" style:family="paragraph" style:parent-style-name="Standard">
      <style:text-properties style:text-position="0% 100%" fo:font-size="12pt" style:text-underline-style="none" fo:font-weight="normal" officeooo:rsid="005a806e" officeooo:paragraph-rsid="00634aaf" style:font-size-asian="10.5pt" style:font-weight-asian="normal" style:font-size-complex="12pt" style:font-weight-complex="normal"/>
    </style:style>
    <style:style style:name="P96" style:family="paragraph" style:parent-style-name="Standard">
      <style:text-properties style:text-position="0% 100%" fo:font-size="12pt" style:text-underline-style="none" fo:font-weight="normal" officeooo:rsid="005b741d" officeooo:paragraph-rsid="00634aaf" style:font-size-asian="10.5pt" style:font-weight-asian="normal" style:font-size-complex="12pt" style:font-weight-complex="normal"/>
    </style:style>
    <style:style style:name="P97" style:family="paragraph" style:parent-style-name="Standard">
      <style:text-properties style:text-position="0% 100%" fo:font-size="12pt" style:text-underline-style="none" fo:font-weight="normal" officeooo:rsid="005cefae" officeooo:paragraph-rsid="00634aaf" style:font-size-asian="10.5pt" style:font-weight-asian="normal" style:font-size-complex="12pt" style:font-weight-complex="normal"/>
    </style:style>
    <style:style style:name="P98" style:family="paragraph" style:parent-style-name="Standard">
      <style:text-properties style:text-position="0% 100%" fo:font-size="12pt" style:text-underline-style="none" fo:font-weight="normal" officeooo:rsid="005d978b" officeooo:paragraph-rsid="00634aaf" style:font-size-asian="10.5pt" style:font-weight-asian="normal" style:font-size-complex="12pt" style:font-weight-complex="normal"/>
    </style:style>
    <style:style style:name="P99" style:family="paragraph" style:parent-style-name="Standard">
      <style:text-properties style:text-position="0% 100%" fo:font-size="12pt" style:text-underline-style="none" fo:font-weight="normal" officeooo:rsid="005f54e0" officeooo:paragraph-rsid="00634aaf" style:font-size-asian="10.5pt" style:font-weight-asian="normal" style:font-size-complex="12pt" style:font-weight-complex="normal"/>
    </style:style>
    <style:style style:name="P100" style:family="paragraph" style:parent-style-name="Standard">
      <style:text-properties style:text-position="0% 100%" fo:font-size="12pt" style:text-underline-style="none" fo:font-weight="normal" officeooo:rsid="005f6cac" officeooo:paragraph-rsid="00634aaf" style:font-size-asian="10.5pt" style:font-weight-asian="normal" style:font-size-complex="12pt" style:font-weight-complex="normal"/>
    </style:style>
    <style:style style:name="P101" style:family="paragraph" style:parent-style-name="Standard">
      <style:text-properties style:text-position="0% 100%" fo:font-size="12pt" style:text-underline-style="none" fo:font-weight="normal" officeooo:rsid="0061af82" officeooo:paragraph-rsid="0061af82" style:font-size-asian="10.5pt" style:font-weight-asian="normal" style:font-size-complex="12pt" style:font-weight-complex="normal"/>
    </style:style>
    <style:style style:name="P102" style:family="paragraph" style:parent-style-name="Standard">
      <style:text-properties style:text-position="0% 100%" fo:font-size="12pt" style:text-underline-style="none" fo:font-weight="normal" officeooo:rsid="0061af82" officeooo:paragraph-rsid="005572d3" style:font-size-asian="10.5pt" style:font-weight-asian="normal" style:font-size-complex="12pt" style:font-weight-complex="normal"/>
    </style:style>
    <style:style style:name="P103" style:family="paragraph" style:parent-style-name="Standard">
      <style:text-properties style:text-position="0% 100%" fo:font-size="12pt" style:text-underline-style="none" fo:font-weight="normal" officeooo:rsid="0061af82" officeooo:paragraph-rsid="00634aaf" style:font-size-asian="10.5pt" style:font-weight-asian="normal" style:font-size-complex="12pt" style:font-weight-complex="normal"/>
    </style:style>
    <style:style style:name="P104" style:family="paragraph" style:parent-style-name="Standard">
      <style:text-properties style:text-position="0% 100%" fo:font-size="12pt" style:text-underline-style="none" fo:font-weight="normal" officeooo:rsid="0066dee3" officeooo:paragraph-rsid="0066dee3" style:font-size-asian="10.5pt" style:font-weight-asian="normal" style:font-size-complex="12pt" style:font-weight-complex="normal"/>
    </style:style>
    <style:style style:name="P105" style:family="paragraph" style:parent-style-name="Standard">
      <style:text-properties style:text-position="0% 100%" fo:font-size="12pt" style:text-underline-style="none" fo:font-weight="normal" officeooo:rsid="006816ea" officeooo:paragraph-rsid="006816ea" style:font-size-asian="10.5pt" style:font-weight-asian="normal" style:font-size-complex="12pt" style:font-weight-complex="normal"/>
    </style:style>
    <style:style style:name="P106" style:family="paragraph" style:parent-style-name="Standard">
      <style:text-properties style:text-position="0% 100%" fo:font-size="12pt" style:text-underline-style="none" fo:font-weight="normal" officeooo:rsid="006816ea" officeooo:paragraph-rsid="00696ddd" style:font-size-asian="10.5pt" style:font-weight-asian="normal" style:font-size-complex="12pt" style:font-weight-complex="normal"/>
    </style:style>
    <style:style style:name="P107" style:family="paragraph" style:parent-style-name="Standard">
      <style:text-properties style:text-position="0% 100%" fo:font-size="12pt" style:text-underline-style="none" fo:font-weight="normal" officeooo:rsid="0072d4ce" officeooo:paragraph-rsid="0072d4ce" style:font-size-asian="10.5pt" style:font-weight-asian="normal" style:font-size-complex="12pt" style:font-weight-complex="normal"/>
    </style:style>
    <style:style style:name="P108" style:family="paragraph" style:parent-style-name="Standard">
      <style:text-properties style:text-position="0% 100%" fo:font-size="12pt" style:text-underline-style="none" fo:font-weight="normal" officeooo:rsid="0074ccb3" officeooo:paragraph-rsid="0074ccb3" style:font-size-asian="10.5pt" style:font-weight-asian="normal" style:font-size-complex="12pt" style:font-weight-complex="normal"/>
    </style:style>
    <style:style style:name="P109" style:family="paragraph" style:parent-style-name="Standard">
      <style:text-properties style:text-position="0% 100%" fo:font-size="12pt" style:text-underline-style="none" fo:font-weight="normal" officeooo:rsid="007885ff" officeooo:paragraph-rsid="007885ff" style:font-size-asian="10.5pt" style:font-weight-asian="normal" style:font-size-complex="12pt" style:font-weight-complex="normal"/>
    </style:style>
    <style:style style:name="P110" style:family="paragraph" style:parent-style-name="Standard">
      <style:text-properties style:text-position="0% 100%" fo:font-size="12pt" style:text-underline-style="none" fo:font-weight="normal" officeooo:rsid="008b0dc9" officeooo:paragraph-rsid="008b0dc9" style:font-size-asian="10.5pt" style:font-weight-asian="normal" style:font-size-complex="12pt" style:font-weight-complex="normal"/>
    </style:style>
    <style:style style:name="P111" style:family="paragraph" style:parent-style-name="Standard">
      <style:text-properties style:text-position="0% 100%" fo:font-size="12pt" style:text-underline-style="none" fo:font-weight="normal" officeooo:rsid="008c17f7" officeooo:paragraph-rsid="008c17f7" style:font-size-asian="10.5pt" style:font-weight-asian="normal" style:font-size-complex="12pt" style:font-weight-complex="normal"/>
    </style:style>
    <style:style style:name="P112" style:family="paragraph" style:parent-style-name="Standard">
      <style:text-properties style:text-position="0% 100%" fo:font-size="12pt" style:text-underline-style="none" fo:font-weight="normal" officeooo:rsid="008d8ed4" officeooo:paragraph-rsid="008d8ed4" style:font-size-asian="10.5pt" style:font-weight-asian="normal" style:font-size-complex="12pt" style:font-weight-complex="normal"/>
    </style:style>
    <style:style style:name="P113" style:family="paragraph" style:parent-style-name="Standard" style:master-page-name="Standard">
      <style:paragraph-properties style:page-number="auto"/>
      <style:text-properties fo:font-size="12pt" style:text-underline-style="solid" style:text-underline-width="auto" style:text-underline-color="font-color" fo:font-weight="bold" officeooo:rsid="00128075" officeooo:paragraph-rsid="00128075" style:font-size-asian="10.5pt" style:font-weight-asian="bold" style:font-size-complex="12pt" style:font-weight-complex="bold"/>
    </style:style>
    <style:style style:name="P114" style:family="paragraph" style:parent-style-name="Standard">
      <style:text-properties fo:font-size="12pt" style:text-underline-style="none" fo:font-weight="normal" officeooo:rsid="003e2abb" officeooo:paragraph-rsid="003e2abb" style:font-size-asian="10.5pt" style:font-weight-asian="normal" style:font-size-complex="12pt" style:font-weight-complex="normal"/>
    </style:style>
    <style:style style:name="P115" style:family="paragraph" style:parent-style-name="Standard">
      <style:text-properties fo:font-size="12pt" style:text-underline-style="none" fo:font-weight="normal" officeooo:rsid="00addd58" officeooo:paragraph-rsid="00addd58" style:font-size-asian="10.5pt" style:font-weight-asian="normal" style:font-size-complex="12pt" style:font-weight-complex="normal"/>
    </style:style>
    <style:style style:name="P116" style:family="paragraph" style:parent-style-name="Standard">
      <style:text-properties fo:font-size="12pt" style:text-underline-style="solid" style:text-underline-width="auto" style:text-underline-color="font-color" fo:font-weight="normal" officeooo:rsid="003e2abb" officeooo:paragraph-rsid="003e2abb" style:font-size-asian="10.5pt" style:font-weight-asian="normal" style:font-size-complex="12pt" style:font-weight-complex="normal"/>
    </style:style>
    <style:style style:name="P117" style:family="paragraph" style:parent-style-name="Standard">
      <style:text-properties fo:font-size="12pt" style:text-underline-style="solid" style:text-underline-width="auto" style:text-underline-color="font-color" fo:font-weight="normal" officeooo:rsid="00aefdb3" officeooo:paragraph-rsid="00aefdb3" style:font-size-asian="10.5pt" style:font-weight-asian="normal" style:font-size-complex="12pt" style:font-weight-complex="normal"/>
    </style:style>
    <style:style style:name="P118" style:family="paragraph" style:parent-style-name="Standard">
      <style:text-properties fo:font-size="12pt" style:text-underline-style="solid" style:text-underline-width="auto" style:text-underline-color="font-color" fo:font-weight="normal" officeooo:rsid="00b024e1" officeooo:paragraph-rsid="00b024e1" style:font-size-asian="10.5pt" style:font-weight-asian="normal" style:font-size-complex="12pt" style:font-weight-complex="normal"/>
    </style:style>
    <style:style style:name="P119" style:family="paragraph" style:parent-style-name="Standard">
      <style:text-properties fo:font-size="12pt" style:text-underline-style="solid" style:text-underline-width="auto" style:text-underline-color="font-color" fo:font-weight="normal" officeooo:rsid="00b367ec" officeooo:paragraph-rsid="00b367ec" style:font-size-asian="10.5pt" style:font-weight-asian="normal" style:font-size-complex="12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635a8"/>
    </style:style>
    <style:style style:name="T3" style:family="text">
      <style:text-properties style:text-underline-style="none" officeooo:rsid="00228254"/>
    </style:style>
    <style:style style:name="T4" style:family="text">
      <style:text-properties style:text-underline-style="none" officeooo:rsid="00245c39"/>
    </style:style>
    <style:style style:name="T5" style:family="text">
      <style:text-properties style:text-underline-style="none" officeooo:rsid="00262e16"/>
    </style:style>
    <style:style style:name="T6" style:family="text">
      <style:text-properties style:text-underline-style="none" officeooo:rsid="0028dcb3"/>
    </style:style>
    <style:style style:name="T7" style:family="text">
      <style:text-properties style:text-underline-style="none" officeooo:rsid="00290dcd"/>
    </style:style>
    <style:style style:name="T8" style:family="text">
      <style:text-properties style:text-underline-style="none" officeooo:rsid="00847ec8"/>
    </style:style>
    <style:style style:name="T9" style:family="text">
      <style:text-properties style:text-underline-style="none" officeooo:rsid="0085e171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officeooo:rsid="0091915c"/>
    </style:style>
    <style:style style:name="T12" style:family="text">
      <style:text-properties style:text-underline-style="none" officeooo:rsid="00925ffa"/>
    </style:style>
    <style:style style:name="T13" style:family="text">
      <style:text-properties style:text-underline-style="none" officeooo:rsid="00947080"/>
    </style:style>
    <style:style style:name="T14" style:family="text">
      <style:text-properties style:text-underline-style="none" officeooo:rsid="0098c559"/>
    </style:style>
    <style:style style:name="T15" style:family="text">
      <style:text-properties style:text-underline-style="none" officeooo:rsid="00a227d9"/>
    </style:style>
    <style:style style:name="T16" style:family="text">
      <style:text-properties style:text-underline-style="none" officeooo:rsid="00b1e618"/>
    </style:style>
    <style:style style:name="T17" style:family="text">
      <style:text-properties officeooo:rsid="0019d2da"/>
    </style:style>
    <style:style style:name="T18" style:family="text">
      <style:text-properties fo:font-style="normal"/>
    </style:style>
    <style:style style:name="T19" style:family="text">
      <style:text-properties fo:font-style="normal" officeooo:rsid="001d2a62"/>
    </style:style>
    <style:style style:name="T20" style:family="text">
      <style:text-properties fo:font-style="normal" officeooo:rsid="0021d7c5"/>
    </style:style>
    <style:style style:name="T21" style:family="text">
      <style:text-properties fo:font-variant="normal" fo:text-transform="none" fo:color="#3c3c3c" style:font-name="Calibri" fo:letter-spacing="normal" fo:language="en" fo:country="US" style:text-underline-style="none" officeooo:rsid="0019d2da" style:letter-kerning="true" style:font-name-asian="宋体" style:language-asian="zh" style:country-asian="CN" style:font-name-complex="Times New Roman" style:language-complex="ar" style:country-complex="SA"/>
    </style:style>
    <style:style style:name="T22" style:family="text">
      <style:text-properties fo:font-variant="normal" fo:text-transform="none" fo:color="#3c3c3c" style:font-name="Calibri" fo:letter-spacing="normal" fo:language="en" fo:country="US" officeooo:rsid="0019d2da" style:letter-kerning="true" style:font-name-asian="宋体" style:language-asian="zh" style:country-asian="CN" style:font-name-complex="Times New Roman" style:language-complex="ar" style:country-complex="SA"/>
    </style:style>
    <style:style style:name="T23" style:family="text">
      <style:text-properties fo:font-variant="normal" fo:text-transform="none" fo:color="#3c3c3c" style:font-name="Calibri" fo:letter-spacing="normal" fo:language="en" fo:country="US" fo:font-style="normal" style:text-underline-style="none" style:letter-kerning="true" style:font-name-asian="宋体" style:language-asian="zh" style:country-asian="CN" style:font-name-complex="Times New Roman" style:language-complex="ar" style:country-complex="SA"/>
    </style:style>
    <style:style style:name="T24" style:family="text">
      <style:text-properties fo:font-variant="normal" fo:text-transform="none" fo:color="#3c3c3c" style:font-name="Calibri" fo:letter-spacing="normal" fo:language="en" fo:country="US" fo:font-style="normal" style:text-underline-style="none" officeooo:rsid="0019d2da" style:letter-kerning="true" style:font-name-asian="宋体" style:language-asian="zh" style:country-asian="CN" style:font-name-complex="Times New Roman" style:language-complex="ar" style:country-complex="SA"/>
    </style:style>
    <style:style style:name="T25" style:family="text">
      <style:text-properties style:text-position="super 58%"/>
    </style:style>
    <style:style style:name="T26" style:family="text">
      <style:text-properties style:text-position="super 58%" style:text-underline-style="none"/>
    </style:style>
    <style:style style:name="T27" style:family="text">
      <style:text-properties style:text-position="super 58%" style:text-underline-style="none" officeooo:rsid="0029f783"/>
    </style:style>
    <style:style style:name="T28" style:family="text">
      <style:text-properties style:text-position="0% 100%"/>
    </style:style>
    <style:style style:name="T29" style:family="text">
      <style:text-properties style:text-position="0% 100%" style:text-underline-style="none"/>
    </style:style>
    <style:style style:name="T30" style:family="text">
      <style:text-properties style:text-position="0% 100%" style:text-underline-style="none" officeooo:rsid="0029f783"/>
    </style:style>
    <style:style style:name="T31" style:family="text">
      <style:text-properties style:text-position="0% 100%" style:text-underline-style="none" officeooo:rsid="003f8282"/>
    </style:style>
    <style:style style:name="T32" style:family="text">
      <style:text-properties style:text-position="0% 100%" officeooo:rsid="0047a547"/>
    </style:style>
    <style:style style:name="T33" style:family="text">
      <style:text-properties style:text-position="0% 100%" officeooo:rsid="00426242"/>
    </style:style>
    <style:style style:name="T34" style:family="text">
      <style:text-properties style:text-position="0% 100%" officeooo:rsid="004a42db"/>
    </style:style>
    <style:style style:name="T35" style:family="text">
      <style:text-properties style:text-position="0% 100%" officeooo:rsid="004de268"/>
    </style:style>
    <style:style style:name="T36" style:family="text">
      <style:text-properties style:text-position="0% 100%" officeooo:rsid="0066dee3"/>
    </style:style>
    <style:style style:name="T37" style:family="text">
      <style:text-properties style:text-position="0% 100%" fo:font-weight="bold" style:font-weight-asian="bold" style:font-weight-complex="bold"/>
    </style:style>
    <style:style style:name="T38" style:family="text">
      <style:text-properties style:text-position="0% 100%" officeooo:rsid="0072c117"/>
    </style:style>
    <style:style style:name="T39" style:family="text">
      <style:text-properties style:text-position="0% 100%" fo:font-weight="normal" style:font-weight-asian="normal" style:font-weight-complex="normal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style:text-position="sub 58%"/>
    </style:style>
    <style:style style:name="T42" style:family="text">
      <style:text-properties style:text-position="sub 58%" style:text-underline-style="none"/>
    </style:style>
    <style:style style:name="T43" style:family="text">
      <style:text-properties officeooo:rsid="00599631"/>
    </style:style>
    <style:style style:name="T44" style:family="text">
      <style:text-properties officeooo:rsid="005fc28d"/>
    </style:style>
    <style:style style:name="T45" style:family="text">
      <style:text-properties officeooo:rsid="0079e8ea"/>
    </style:style>
    <style:style style:name="T46" style:family="text">
      <style:text-properties officeooo:rsid="007ae6c9"/>
    </style:style>
    <style:style style:name="T47" style:family="text">
      <style:text-properties officeooo:rsid="0082e2ae"/>
    </style:style>
    <style:style style:name="T48" style:family="text">
      <style:text-properties officeooo:rsid="0087300b"/>
    </style:style>
    <style:style style:name="T49" style:family="text">
      <style:text-properties officeooo:rsid="008ef819"/>
    </style:style>
    <style:style style:name="T50" style:family="text">
      <style:text-properties officeooo:rsid="009d7906"/>
    </style:style>
    <style:style style:name="T51" style:family="text">
      <style:text-properties officeooo:rsid="009edbae"/>
    </style:style>
    <style:style style:name="T52" style:family="text">
      <style:text-properties officeooo:rsid="00aa4f86"/>
    </style:style>
    <style:style style:name="T53" style:family="text">
      <style:text-properties officeooo:rsid="00aefd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3">Proof</text:p>
      <text:p text:style-name="P1"/>
      <text:p text:style-name="P3">Lecture 1 – Number Systems and Proof Techniques</text:p>
      <text:p text:style-name="P16">Any natural number can be obtained by adding 1 from 0</text:p>
      <text:p text:style-name="P20">0 is a natural number, <text:span text:style-name="T17">and an integer</text:span></text:p>
      <text:p text:style-name="P19">Rational numbers can be written as fraction (denominator not 0)</text:p>
      <text:p text:style-name="P7"><text:span text:style-name="T1">Real numbers are distances to points on a number line</text:span><text:span text:style-name="T2"> (decimals)</text:span></text:p>
      <text:p text:style-name="P17">Proof is a carefully reasoned argument to convince sceptical listener</text:p>
      <text:p text:style-name="P18">Discovery and proof required to solve problems</text:p>
      <text:p text:style-name="P18"/>
      <text:p text:style-name="P3">Lecture 2 – Properties of Odd and Even Numbers</text:p>
      <text:p text:style-name="P78">↔ - if and only if</text:p>
      <text:p text:style-name="P72">∃<text:span text:style-name="T18"> - existential quantifier. ‘</text:span><text:span text:style-name="T19">There exists’</text:span></text:p>
      <text:p text:style-name="P75"/>
      <text:p text:style-name="P3"><text:span text:style-name="T22">Le</text:span>cture 3 – Proving Existential Statements</text:p>
      <text:p text:style-name="P21">Q(x) <text:s/>- property of x</text:p>
      <text:p text:style-name="P22">Constructive proof – give an example that fits the property</text:p>
      <text:p text:style-name="P73">∃<text:span text:style-name="T20">x Q(x)</text:span></text:p>
      <text:p text:style-name="P74"><text:span text:style-name="T20">x </text:span><text:span text:style-name="T18">can represent more than 1 variable</text:span></text:p>
      <text:p text:style-name="P5"><text:span text:style-name="T1">E.g. Prove: </text:span><text:span text:style-name="T21">∃</text:span><text:span text:style-name="T24"> </text:span><text:span text:style-name="T23">an even integer ∩ that can be written in 2 ways as a sum of 2 primes</text:span></text:p>
      <text:p text:style-name="P76">∩ = 22<text:tab/><text:tab/>22 = 11 + 11 = 3 + 19</text:p>
      <text:p text:style-name="P6"><text:span text:style-name="T23">Suppose r and s are integers. Prove </text:span><text:span text:style-name="T24">∃ </text:span><text:span text:style-name="T23">an integer k such that 22r + 18s = 2k</text:span></text:p>
      <text:p text:style-name="P77">k = 11r + 9s <text:tab/>22r + 18s = 2(11r + 9s) = 2.k<text:tab/>k = 11r + 9s</text:p>
      <text:p text:style-name="P77"/>
      <text:p text:style-name="P3">Lecture 4 – Proving Universal Statements</text:p>
      <text:p text:style-name="P23">Most are universal</text:p>
      <text:p text:style-name="P79"><text:span text:style-name="T1">∀ - </text:span><text:span text:style-name="T3">universal quan</text:span><text:span text:style-name="T4">t</text:span><text:span text:style-name="T3">if</text:span><text:span text:style-name="T5">i</text:span><text:span text:style-name="T3">er. </text:span><text:span text:style-name="T7">All numbers</text:span></text:p>
      <text:p text:style-name="P79"><text:span text:style-name="T3">∀</text:span><text:span text:style-name="T6">x if P(x) then Q(x)</text:span></text:p>
      <text:p text:style-name="P81"><text:span text:style-name="T6">P </text:span><text:span text:style-name="T1">limits the scope of the arbitrary objects</text:span></text:p>
      <text:p text:style-name="P80"><text:span text:style-name="T6">E.</text:span><text:span text:style-name="T1">g. if a and b are integers then 6a</text:span><text:span text:style-name="T26">2</text:span><text:span text:style-name="T29">b is even</text:span></text:p>
      <text:p text:style-name="P80"><text:span text:style-name="T29">6a</text:span><text:span text:style-name="T26">2</text:span><text:span text:style-name="T29">b = 2(3a</text:span><text:span text:style-name="T26">2</text:span><text:span text:style-name="T29">b) </text:span><text:span text:style-name="T30">therefore k=3a</text:span><text:span text:style-name="T27">2</text:span><text:span text:style-name="T30">b an integer. Therefore it is an even integer</text:span></text:p>
      <text:p text:style-name="P83"><text:span text:style-name="T30">S</text:span><text:span text:style-name="T29">ome statements can be proved with small ∩ </text:span></text:p>
      <text:p text:style-name="P85">Exhuastion – try every ∩ </text:p>
      <text:p text:style-name="P82"><text:span text:style-name="T29">E.g. Prove that (∩+1)</text:span><text:span text:style-name="T26">3</text:span><text:span text:style-name="T29"> &gt;= 3</text:span><text:span text:style-name="T26">n</text:span><text:span text:style-name="T29"> <text:tab/><text:tab/>0 &lt; ∩ =&lt; 4</text:span></text:p>
      <text:p text:style-name="P84">∩ = 1 … 8 &gt;= 3 true<text:tab/><text:tab/>∩ =2 … 27 &gt;= 9 true<text:tab/>∩ = 3 … 64 &gt;= 27<text:tab/>∩=4 … 125 &gt;= 81</text:p>
      <text:p text:style-name="P84"/>
      <text:p text:style-name="P3">Lecture 5 – Generalising from the Generic Particular</text:p>
      <text:p text:style-name="P26">Choose a particular but arbitrarily chosen value</text:p>
      <text:p text:style-name="P27">Show that it satisfies the property</text:p>
      <text:p text:style-name="P28">Disprove universal statement with proof by counterexample</text:p>
      <text:p text:style-name="P4"/>
      <text:p text:style-name="P3">Lecture 7 – Proof by Cases</text:p>
      <text:p text:style-name="P24">Combination of generalising from generic particular and proof by exhuastion</text:p>
      <text:p text:style-name="P3"><text:soft-page-break/>Lecture 8 – Indirect Proofs</text:p>
      <text:p text:style-name="P25">Proof beyond reasonable doubt – is it conceivable (likely).</text:p>
      <text:p text:style-name="P25">Proof by contradiction – is it possible to be both</text:p>
      <text:p text:style-name="P25"/>
      <text:p text:style-name="P3">Lecture 9 – Two Classic Results</text:p>
      <text:p text:style-name="P3">Lecture 10 – Indirect Proof of an Existential Statement</text:p>
      <text:p text:style-name="P3">Lecture 11 – Mathematical Induction</text:p>
      <text:p text:style-name="P48">Base case where n = 1 or n = 0</text:p>
      <text:p text:style-name="P48">Inductive case where n = m. Substitue m for n in the hypothesis.</text:p>
      <text:p text:style-name="P48">Then use n = m+1 and substitute (m+1) into hypothesis</text:p>
      <text:p text:style-name="P48">Use algebraic manipulation with n=(m+1) and n=(m+1) to derive </text:p>
      <text:p text:style-name="P49">Reach the hypothesis and conclude</text:p>
      <text:p text:style-name="P49"/>
      <text:p text:style-name="P3">Lecture 12 – Proving Properties of Programs</text:p>
      <text:p text:style-name="P3">Lecture 13 – Strong Induction</text:p>
      <text:p text:style-name="P3">Lecture 14 – Common Mistakes</text:p>
      <text:p text:style-name="P3"/>
      <text:p text:style-name="P1">Sets</text:p>
      <text:p text:style-name="P3">Lecture 1 – (Naive) Set Theory</text:p>
      <text:p text:style-name="P29">Ordering and numerations of each element doesn’t matter</text:p>
      <text:p text:style-name="P29">{3, 5, 7} = {7, 3, 3, 3, 5, 5, 7}</text:p>
      <text:p text:style-name="P30">K-permutation – considers order AND number</text:p>
      <text:p text:style-name="P30">K-combination – considers number only</text:p>
      <text:p text:style-name="P30">E.g. S = {1,2,3,4,5}</text:p>
      <text:p text:style-name="P30">3-permutation = {1,2,3} {3,2,1}, {2,1,3}, …, {1,4,5}, {4,5,1}, …, {5,2,1}, {2,5,1}, …</text:p>
      <text:p text:style-name="P30">3-combination = {1,2,3}, {1,2,4}, {1,2,5}, {1,3,4}, {1,3,5}, {1,4,1}, {1,4,5}</text:p>
      <text:p text:style-name="P90"/>
      <text:p text:style-name="P3">Lecture 2 – Subsets and Set Equality</text:p>
      <text:p text:style-name="P31">Only finite sets representable by computers</text:p>
      <text:p text:style-name="P32">Angle brackets <text:s/>⟨ ⟩ used for <text:span text:style-name="T40">ordered sequences </text:span></text:p>
      <text:p text:style-name="P32">E.g. S = ⟨1,2,3,4,5⟩, A = {1,3,5}, B = {3,4}</text:p>
      <text:p text:style-name="P33">Characteristic vector of A is [1,0,3,0,1], X<text:span text:style-name="T41">B</text:span><text:span text:style-name="T28"> = [0,0,1,1,0]</text:span></text:p>
      <text:p text:style-name="P86">Subset ⊆ is if all elements of B are in A</text:p>
      <text:p text:style-name="P86">{3,3,5} ⊆ {3,5} frequency doesn’t matter</text:p>
      <text:p text:style-name="P86">{5,3} ⊆ {3,5} order doesn’t matter</text:p>
      <text:p text:style-name="P87">∈ is for an element</text:p>
      <text:p text:style-name="P34"><text:span text:style-name="T28">If A ⊆ B and B ⊆ A then sets are equal A = B </text:span><text:span text:style-name="T32">(→)</text:span></text:p>
      <text:p text:style-name="P88">{5,4,4,3,5} = {3,4,5}</text:p>
      <text:p text:style-name="P35"><text:span text:style-name="T33">∅ ∈ </text:span><text:span text:style-name="T28">{∅</text:span><text:span text:style-name="T34">} </text:span><text:span text:style-name="T35">Set contains an empty element </text:span></text:p>
      <text:p text:style-name="P89">{{∅}, ∅} Has two elements. Element 1 = Set containing empty element, empty element</text:p>
      <text:p text:style-name="P91">Cannot derive set from CV</text:p>
      <text:p text:style-name="P102"/>
      <text:p text:style-name="P101"/>
      <text:p text:style-name="P3"><text:soft-page-break/>Lecture 3 – Additional Examples</text:p>
      <text:p text:style-name="P3">Lecture 4 – Set Operations</text:p>
      <text:p text:style-name="P92">Union = is in A or B (A ∪ B)</text:p>
      <text:p text:style-name="P93">Intersection = is in A and B (A ∩ B)</text:p>
      <text:p text:style-name="P94">Relative complement = is in only one </text:p>
      <text:p text:style-name="P94">E.g. the relative complement of set B rel to A = only in A (A ∩ B’) <text:span text:style-name="T43">= A – B</text:span></text:p>
      <text:p text:style-name="P95">A – ∅ = A</text:p>
      <text:p text:style-name="P96">∅ – A = ∅</text:p>
      <text:p text:style-name="P97">Complement = all numbers not in A. Includes those not in A or B</text:p>
      <text:p text:style-name="P98">∪ = universal set (all elements)</text:p>
      <text:p text:style-name="P99">Sequences cannot have repetitions</text:p>
      <text:p text:style-name="P100">Symmetric difference = is in A or B but not both ( (A ∩ B’) ∪ (B ∩ A’) ) - <text:span text:style-name="T44">triangle</text:span></text:p>
      <text:p text:style-name="P103">S.D. = (A ∪ B) – (A ∩ B)</text:p>
      <text:p text:style-name="P103"/>
      <text:p text:style-name="P3">Lecture 5 – Proving Identities</text:p>
      <text:p text:style-name="P3">Lecture 6 – The Algebra of Sets</text:p>
      <text:p text:style-name="P36">Commutative laws: A ∩ B = B ∩ A<text:tab/><text:tab/>A ∪ B = B ∪ A</text:p>
      <text:p text:style-name="P36">Associative: A ∪ (B ∪ C) = (A ∪ B) ∪ C<text:tab/><text:tab/>(A ∩ B) ∩ C = A ∩ (B ∩ C)</text:p>
      <text:p text:style-name="P36">Distributive: A ∩ (B ∪ C) = (A ∩ B) ∪ (A ∩ C) <text:tab/>A ∪ (B ∩ C) = (A u B) ∩ (A u C)</text:p>
      <text:p text:style-name="P37">Identity: A ∪ <text:span text:style-name="T28">∅ = A <text:tab/><text:tab/>A ∩ ∪ = A</text:span></text:p>
      <text:p text:style-name="P104">Complement: A ∪ ~ A = ∪ <text:tab/><text:tab/>A ∩ ~A = ∅ </text:p>
      <text:p text:style-name="P105">Double complement: ~ (~A) = A</text:p>
      <text:p text:style-name="P38"><text:span text:style-name="T28">Idempotent laws: A </text:span><text:span text:style-name="T36">∪ </text:span><text:span text:style-name="T28">A = A <text:tab/><text:tab/>A </text:span><text:span text:style-name="T36">∩</text:span><text:span text:style-name="T28"> A = A</text:span></text:p>
      <text:p text:style-name="P39"><text:span text:style-name="T28">Universal bound: A </text:span><text:span text:style-name="T36">∪ </text:span><text:span text:style-name="T28">U = U <text:tab/><text:tab/>A </text:span><text:span text:style-name="T36">∩ ∅ </text:span><text:span text:style-name="T28">= </text:span><text:span text:style-name="T36">∅</text:span></text:p>
      <text:p text:style-name="P38"><text:span text:style-name="T28">De Morgan’s: ~(A </text:span><text:span text:style-name="T36">∪</text:span><text:span text:style-name="T28"> B) = ~A </text:span><text:span text:style-name="T36">∩</text:span><text:span text:style-name="T28"> ~B<text:tab/><text:tab/>~(A </text:span><text:span text:style-name="T36">∩</text:span><text:span text:style-name="T28"> B) = ~A </text:span><text:span text:style-name="T36">∪</text:span><text:span text:style-name="T28"> ~B</text:span></text:p>
      <text:p text:style-name="P38"><text:span text:style-name="T28">Absorption: A </text:span><text:span text:style-name="T36">∪ </text:span><text:span text:style-name="T28">(A </text:span><text:span text:style-name="T36">∩</text:span><text:span text:style-name="T28"> B) = A <text:tab/><text:tab/><text:tab/>A </text:span><text:span text:style-name="T36">∩</text:span><text:span text:style-name="T28"> (A </text:span><text:span text:style-name="T37">U</text:span><text:span text:style-name="T28"> B) = A</text:span></text:p>
      <text:p text:style-name="P39"><text:span text:style-name="T28">Complement of U and </text:span><text:span text:style-name="T36">∅</text:span><text:span text:style-name="T28">: ~U = </text:span><text:span text:style-name="T36">∅</text:span><text:span text:style-name="T28"> <text:tab/><text:tab/>~</text:span><text:span text:style-name="T36">∅</text:span><text:span text:style-name="T28"> = U</text:span></text:p>
      <text:p text:style-name="P38"><text:span text:style-name="T28">Set difference: A – B = A </text:span><text:span text:style-name="T36">∩</text:span><text:span text:style-name="T28"> ~B</text:span></text:p>
      <text:p text:style-name="P106"/>
      <text:p text:style-name="P3">Lecture 7 – Cardinality of Sets</text:p>
      <text:p text:style-name="P40">|A| = number of distinct elements in A. A.k.a ||A||, #A</text:p>
      <text:p text:style-name="P41">Power set = Set of all subsets<text:tab/>|Pow(A)| = number of bit vectors of length n</text:p>
      <text:p text:style-name="P42">E.g. A = {1,2,3,4} then |Pow (A)| = {empty set}, {1}, {2}, {3}, {4], {1,2}, {1,3}, {1,4}, {2, 3}, {2, 4}, {3, 4}, {1,2,3}, {1,2,4}, {2,3,4}, {1,2,3,4}</text:p>
      <text:p text:style-name="P43">Number of n-bit vectors is 2<text:span text:style-name="T25">n</text:span><text:span text:style-name="T28"> e.g. 1-bit vector = [0] or [1] = 2 </text:span><text:span text:style-name="T38">vectors</text:span></text:p>
      <text:p text:style-name="P107">|A U B| = |A| + |B| - |A n B|</text:p>
      <text:p text:style-name="P108">|A U B U C| = |A| + |B| + |C| - |A n B| - |A n C| - |B n C| + |A n B n C|</text:p>
      <text:p text:style-name="P44">|A – (B U C)| = n<text:span text:style-name="T41">a</text:span><text:span text:style-name="T28"> <text:tab/><text:tab/>|B – (A U C)| = n</text:span><text:span text:style-name="T41">b</text:span><text:span text:style-name="T28"><text:tab/><text:tab/>|C – (A U B)| = n</text:span><text:span text:style-name="T41">c</text:span></text:p>
      <text:p text:style-name="P44"><text:span text:style-name="T28">|(A n B) – C| = n</text:span><text:span text:style-name="T41">ab<text:tab/><text:tab/></text:span><text:span text:style-name="T28">|(A n C| - B| = n</text:span><text:span text:style-name="T41">ac</text:span><text:span text:style-name="T28"> <text:tab/><text:tab/>|(B n C) – A| = n</text:span><text:span text:style-name="T41">bc</text:span></text:p>
      <text:p text:style-name="P44"><text:span text:style-name="T28">|A n B n C| = n</text:span><text:span text:style-name="T41">abc</text:span></text:p>
      <text:p text:style-name="P109">Above are special cases of the principle of inclusion and exclusion</text:p>
      <text:p text:style-name="P109"/>
      <text:p text:style-name="P3">Lecture 8 – Russel’s Paradox</text:p>
      <text:p text:style-name="P45">Object is not <text:span text:style-name="T45">always</text:span> meaningful</text:p>
      <text:p text:style-name="P46"><text:soft-page-break/>A can be a subset of A</text:p>
      <text:p text:style-name="P46">A cannot be an element of A <text:span text:style-name="T46">if A = {B | B notE B} </text:span>but also it can</text:p>
      <text:p text:style-name="P47">Must use A = {X E N | X = 2k for some integer k}</text:p>
      <text:p text:style-name="P47">N makes it naive because N has the same kind of problem</text:p>
      <text:p text:style-name="P47"/>
      <text:p text:style-name="P2">Functions</text:p>
      <text:p text:style-name="P8">Lecture 1- <text:span text:style-name="T47">Introduction</text:span></text:p>
      <text:p text:style-name="P53">Every input has an output</text:p>
      <text:p text:style-name="P54">A is the input</text:p>
      <text:p text:style-name="P9"><text:span text:style-name="T1">B is the set that the </text:span><text:span text:style-name="T8">out</text:span><text:span text:style-name="T1">put is in e.g. </text:span><text:span text:style-name="T8">Z</text:span></text:p>
      <text:p text:style-name="P9"><text:span text:style-name="T1">The range is the </text:span><text:span text:style-name="T9">real </text:span><text:span text:style-name="T1">output </text:span><text:span text:style-name="T9">of the function</text:span></text:p>
      <text:p text:style-name="P55">E.g. if there is a function that takes the first character of the alphabet</text:p>
      <text:p text:style-name="P10"><text:span text:style-name="T1">Domain is all the names, range is the letters ‘A’-’Z’, </text:span><text:span text:style-name="T10">codomain</text:span><text:span text:style-name="T1"> is all chars</text:span></text:p>
      <text:p text:style-name="P55"/>
      <text:p text:style-name="P8">Lecture 2 – <text:span text:style-name="T48">Injective, Surjective, Bijective</text:span></text:p>
      <text:p text:style-name="P50">Injective – one-to-one functions only</text:p>
      <text:p text:style-name="P51">Surjective – Range is the same as the codomain</text:p>
      <text:p text:style-name="P52">E.g. Z → Z given by f(x) = x<text:span text:style-name="T25">2</text:span><text:span text:style-name="T28"> is not surjective</text:span></text:p>
      <text:p text:style-name="P110">Codomain (Z) is for all integers. Range doesn’t include -ves as can’t get -ve square root. </text:p>
      <text:p text:style-name="P110">Range and codomain don’t coincide therefore not surjective</text:p>
      <text:p text:style-name="P111">Z → Z f(x) = 2x is not surjective as cannot have odd integers in the range</text:p>
      <text:p text:style-name="P71"><text:span text:style-name="T28">However</text:span><text:span text:style-name="T39"> Q → Q <text:tab/>f(x) = 2x IS surjective as allows for decimals</text:span></text:p>
      <text:p text:style-name="P111">Can have any +/-ve integer/decimal number. Q is all rational numbers, inc frac</text:p>
      <text:p text:style-name="P112">Bijective: Function is both injective AND surjective</text:p>
      <text:p text:style-name="P112"/>
      <text:p text:style-name="P8">Lecture 3 – <text:span text:style-name="T49">Cardinality and Pigeon Hole Principle</text:span></text:p>
      <text:p text:style-name="P11"><text:span text:style-name="T1">For finite sets: </text:span><text:span text:style-name="T11">where B is the codomain</text:span></text:p>
      <text:p text:style-name="P11"><text:span text:style-name="T1">|A| &gt;= |B| if and only if f: A → B is surjective </text:span><text:span text:style-name="T12">(as doesn’t have to be injective)</text:span></text:p>
      <text:p text:style-name="P11"><text:span text:style-name="T1">|A| &lt;= |B| iff f: A → B is injective </text:span><text:span text:style-name="T12">(as codomain can be larger than range)</text:span></text:p>
      <text:p text:style-name="P56">|A| = |B| is it is bijective</text:p>
      <text:p text:style-name="P12"><text:span text:style-name="T1">P</text:span><text:span text:style-name="T14">H</text:span><text:span text:style-name="T1">P: If |A| &gt; |B| then at least one f occurs more than once </text:span></text:p>
      <text:p text:style-name="P12"><text:span text:style-name="T1">Therefore f(a) = f(b) only if they are distinct </text:span><text:span text:style-name="T13">a, b</text:span></text:p>
      <text:p text:style-name="P13"><text:span text:style-name="T13">E.</text:span><text:span text:style-name="T1">g. 15 people on bus, prove at least 2 have same birthday months</text:span></text:p>
      <text:p text:style-name="P57">Let A = set of all the people on the bus <text:tab/>|A| = 15</text:p>
      <text:p text:style-name="P57">Let B = set of all months <text:tab/><text:tab/><text:tab/><text:tab/>|B| = 12</text:p>
      <text:p text:style-name="P58">f associates person with their birthday month </text:p>
      <text:p text:style-name="P58">|A| &gt; |B| therefore according to PHP at least 2 people have the same month</text:p>
      <text:p text:style-name="P58"/>
      <text:p text:style-name="P59">E.g. 5 numbers selected from {1,2,3,4,5,6,7,8}. Show all combinations have 2 numbers adding to 9</text:p>
      <text:p text:style-name="P60">B = {(1,8), (2, 7), (3, 6), (4, 5))</text:p>
      <text:p text:style-name="P60">A = (X1, X2, X3, X4, X5) – general as don’t know the numbers</text:p>
      <text:p text:style-name="P60">|A| = 5 <text:tab/><text:tab/>|B| = 4<text:tab/><text:tab/>Can map - <text:s/>not injective</text:p>
      <text:p text:style-name="P60"><text:soft-page-break/>|A| &gt; |B| therefore by PHP there will always be at least 2 numbers adding to 9</text:p>
      <text:p text:style-name="P60"/>
      <text:p text:style-name="P8">Lecture 4 – <text:span text:style-name="T50">Extended Pigeonhole Principle</text:span></text:p>
      <text:p text:style-name="P61">If |A| &gt; k|B| then there will always be a value of f that occurs at least k+1 times</text:p>
      <text:p text:style-name="P61"/>
      <text:p text:style-name="P8">Lecture 5 – <text:span text:style-name="T51">Theorem of Friends and Strangers</text:span></text:p>
      <text:p text:style-name="P62">E.g. Show that in any group of 6 people there are always either 3 who know of each other, or 3 complete strangers</text:p>
      <text:p text:style-name="P63">Let {A,B, C, D, E, F} be all the people under consideration</text:p>
      <text:p text:style-name="P63">Arbitrarily select a person e.g. F</text:p>
      <text:p text:style-name="P63">Construct f: {A, B, C, D, E} → {0, 1} where f(x) = 1 if x knows F, or 0 else</text:p>
      <text:p text:style-name="P64">|{A, B, C, D, E}| = 5 <text:tab/>|{0,1}| = 2 <text:tab/>|{A, B, C, D, E}| &gt; 2|{0,1}| </text:p>
      <text:p text:style-name="P64">Therefore it must be the case that at least 3 values of x correspond to the same value of f(x)</text:p>
      <text:p text:style-name="P14"><text:span text:style-name="T1">i.e. there must exist {X1, X2, X3} </text:span><text:span text:style-name="T31">⊆ </text:span><text:span text:style-name="T1">{A, B, C, D, E} such that f(X1) = f(X2) = f(X3)</text:span></text:p>
      <text:p text:style-name="P65"/>
      <text:p text:style-name="P66">Case 1: Suppose that f(X1) = f(X2) = f(X3) = 1 – they all know F</text:p>
      <text:p text:style-name="P66">Case 1.1 There is a pair that know each other. Both of the pair know F </text:p>
      <text:p text:style-name="P66">Therefore there are 3 friends</text:p>
      <text:p text:style-name="P15"><text:span text:style-name="T1">Case 1.2 </text:span><text:span text:style-name="T15">There is no pair that know each other </text:span></text:p>
      <text:p text:style-name="P67">X1 doesn’t know X2, X2 doesn’t know X3, X1 doesn’t know X2</text:p>
      <text:p text:style-name="P67">Therefore there are 3 strangers</text:p>
      <text:p text:style-name="P67"/>
      <text:p text:style-name="P68">Case 2: f(X1) = f(X2) = f(X3) = 0 – no one knows F</text:p>
      <text:p text:style-name="P69">Case 2.1 X1, X2, X3 all know each other</text:p>
      <text:p text:style-name="P70">Case 2.2 There is a pair who don’t know each other. There are 3 strangers</text:p>
      <text:p text:style-name="P8">Lecture 6 – <text:span text:style-name="T52">Cardinality of Infinite Sets</text:span></text:p>
      <text:p text:style-name="P114"/>
      <text:p text:style-name="P8">Lecture 7 – <text:span text:style-name="T52">Countable Sets</text:span></text:p>
      <text:p text:style-name="P115">Set that is either finite or has same cardinality of N</text:p>
      <text:p text:style-name="P8">Lecture 8 – <text:span text:style-name="T52">Uncountable Sets</text:span></text:p>
      <text:p text:style-name="P2">Relations</text:p>
      <text:p text:style-name="P8">Lecture 1 - </text:p>
      <text:p text:style-name="P8">Lecture 2 - </text:p>
      <text:p text:style-name="P8">Lecture 3 - </text:p>
      <text:p text:style-name="P8">Lecture 4 - </text:p>
      <text:p text:style-name="P8">Lecture 5 - </text:p>
      <text:p text:style-name="P8">Lecture 6 - </text:p>
      <text:p text:style-name="P8">Lecture 7 - </text:p>
      <text:p text:style-name="P8">Lecture 8 – <text:span text:style-name="T53">Equaivalence</text:span></text:p>
      <text:p text:style-name="P117"><text:span text:style-name="T1">X=X reflexive </text:span><text:span text:style-name="T16">e.g. X has same age as X</text:span></text:p>
      <text:p text:style-name="P117"><text:span text:style-name="T1">X=Y → y =x Symmetric</text:span></text:p>
      <text:p text:style-name="P117"><text:span text:style-name="T1">X=Y and Y=Z Transitive </text:span><text:span text:style-name="T16">e.g. X same age as Y, Y has same age as Z → X=Z</text:span></text:p>
      <text:p text:style-name="P118"><text:span text:style-name="T1">Is equiv. If reflexive, symmetric and transitive</text:span></text:p>
      <text:p text:style-name="P119"><text:soft-page-break/><text:span text:style-name="T1">Partition of Set A = collection of non-empty subsets that don’t have overlap between the blocks A</text:span><text:span text:style-name="T42">I</text:span></text:p>
      <text:p text:style-name="P8">Lecture 9 - </text:p>
      <text:p text:style-name="P8">Lecture 10 - </text:p>
      <text:p text:style-name="P2">Logic</text:p>
      <text:p text:style-name="P8">Lecture 1 - </text:p>
      <text:p text:style-name="P8">Lecture 2 - </text:p>
      <text:p text:style-name="P8">Lecture 3 - </text:p>
      <text:p text:style-name="P8">Lecture 4 - </text:p>
      <text:p text:style-name="P8">Lecture 5 - </text:p>
      <text:p text:style-name="P8">Lecture 6 - </text:p>
      <text:p text:style-name="P2">Counting</text:p>
      <text:p text:style-name="P8">Lecture 1 - </text:p>
      <text:p text:style-name="P8">Lecture 2 - </text:p>
      <text:p text:style-name="P8">Lecture 3 - </text:p>
      <text:p text:style-name="P8">Lecture 4 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1" svg:font-family="'Noto Sans'" style:font-family-generic="swiss"/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fo:color="#000000" style:font-name="Calibri" fo:font-family="Calibri, Arial" style:font-family-generic="swiss" style:font-pitch="variable" fo:font-size="10.5pt" fo:language="en" fo:country="US" style:letter-kerning="true" style:font-name-asian="宋体" style:font-family-asian="宋体, 永中宋体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orphans="0" fo:widows="0" fo:hyphenation-ladder-count="no-limit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Noto Sans CJK SC Regular" style:font-family-complex="'Noto Sans CJK SC Regular'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题注" style:family="paragraph" style:parent-style-name="Standard">
      <style:paragraph-properties fo:margin-top="0.0835in" fo:margin-bottom="0.0835in" loext:contextual-spacing="false" fo:orphans="0" fo:widows="0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6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7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8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9z0" style:family="text"/>
    <style:style style:name="WW8Num10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默认段落字体" style:family="text"/>
    <style:style style:name="WW-默认段落字体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●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●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●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●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.1598in" fo:margin-right="1.1598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7:47:00</meta:creation-date>
    <dc:date>2021-01-16T12:20:32.984375686</dc:date>
    <meta:editing-cycles>147</meta:editing-cycles>
    <meta:editing-duration>P3DT7H23M46S</meta:editing-duration>
    <meta:generator>LibreOffice/6.1.5.2$Linux_X86_64 LibreOffice_project/10$Build-2</meta:generator>
    <meta:document-statistic meta:table-count="0" meta:image-count="0" meta:object-count="0" meta:page-count="6" meta:paragraph-count="204" meta:word-count="1889" meta:character-count="8941" meta:non-whitespace-character-count="7132"/>
  </office:meta>
</office:document-meta>
</file>